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text-position="0% 100%"/>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cmd_5f_code">
      <style:text-properties fo:language="en" fo:country="US" fo:background-color="transparent"/>
    </style:style>
    <style:style style:name="P11" style:family="paragraph" style:parent-style-name="Heading_20_2" style:master-page-name="First_20_Page">
      <style:paragraph-properties style:page-number="auto"/>
    </style:style>
    <style:style style:name="P12" style:family="paragraph" style:parent-style-name="List_20_1">
      <style:text-properties officeooo:paragraph-rsid="0007793e"/>
    </style:style>
    <style:style style:name="P13" style:family="paragraph" style:parent-style-name="List_20_1">
      <style:text-properties officeooo:rsid="0007793e" officeooo:paragraph-rsid="0007793e"/>
    </style:style>
    <style:style style:name="P14" style:family="paragraph" style:parent-style-name="List_20_1">
      <style:text-properties officeooo:rsid="0007793e" officeooo:paragraph-rsid="00085b18"/>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085b18"/>
    </style:style>
  </office:automatic-styles>
  <office:body>
    <office:text text:use-soft-page-breaks="true">
      <office:forms form:automatic-focus="false" form:apply-design-mode="false"/>
      <text:tracked-changes>
        <text:changed-region xml:id="ct56277216" text:id="ct56277216">
          <text:insertion>
            <office:change-info>
              <dc:creator>Denis Kotlar</dc:creator>
              <dc:date>2016-11-23T11:57:00</dc:date>
            </office:change-info>
          </text:insertion>
        </text:changed-region>
        <text:changed-region xml:id="ct38336720" text:id="ct38336720">
          <text:insertion>
            <office:change-info>
              <dc:creator>Denis Kotlar</dc:creator>
              <dc:date>2016-11-23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49467939145424771" text:style-name="Outline">
        <text:list-item>
          <text:list>
            <text:list-item>
              <text:h text:style-name="P11"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20309595865301"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4">Discrete</text:p>
          </table:table-cell>
          <table:table-cell table:style-name="Table23.A1" office:value-type="string">
            <text:p text:style-name="P4">CH1|CH2</text:p>
          </table:table-cell>
          <table:table-cell table:style-name="Table23.A1" office:value-type="string">
            <text:p text:style-name="P4">–</text:p>
          </table:table-cell>
        </table:table-row>
        <table:table-row>
          <table:table-cell table:style-name="Table23.A1" office:value-type="string">
            <text:p text:style-name="P7">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6"><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6">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120309081315295"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selects how channel’s outputs will be internally connected:</text:p>
            <text:list xml:id="list6851003029338280232"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text:p>
            <text:list xml:id="list120308896455330" text:continue-numbering="true" text:style-name="List_20_1">
              <text:list-item>
                <text:p text:style-name="List_20_1_20_Start">OUTPut[:STATe], , OUTPut:DPRog, OUTPut:PROTection:CLEar</text:p>
              </text:list-item>
              <text:list-item>
                <text:p text:style-name="List_20_1">MEASure[:SCALar]:CURRent[:DC], MEASure[:SCALar]:POWer[:DC], <text:s/><text:soft-page-break/>MEASure[:SCALar][:VOLTage][:DC]<text:change-start text:change-id="ct56277216"/></text:p>
              </text:list-item>
              <text:list-item>
                <text:p text:style-name="P13">SIMUlator:LOAD, SIMUlator:LOAD:STATe<text:change-end text:change-id="ct56277216"/></text:p>
              </text:list-item>
              <text:list-item>
                <text:p text:style-name="P12">[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n execution error when channels are coupled:</text:p>
            <text:list xml:id="list120309667352891" text:continue-numbering="true" text:style-name="List_20_1">
              <text:list-item>
                <text:p text:style-name="List_20_1_20_Start">CALibrate, <text:change-start text:change-id="ct38336720"/></text:p>
              </text:list-item>
              <text:list-item>
                <text:p text:style-name="P14"><text:span text:style-name="T4">SIMUlator:RPOL, </text:span>SIMUlator:VOLTage:PROGram,<text:change-end text:change-id="ct38336720"/></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4">Discrete</text:p>
          </table:table-cell>
          <table:table-cell table:style-name="Table1.A1" office:value-type="string">
            <text:p text:style-name="P4">NONE|PARAllel|SERies</text:p>
          </table:table-cell>
          <table:table-cell table:style-name="Table1.A1" office:value-type="string">
            <text:p text:style-name="P4">NONE</text:p>
          </table:table-cell>
        </table:table-row>
        <table:table-row>
          <table:table-cell table:style-name="Table1.A1" office:value-type="string">
            <text:p text:style-name="P7">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P6"><text:span text:style-name="T1">Usage</text:span><text:span text:style-name="T2"> </text:span><text:span text:style-name="T1">example</text:span></text:p>
          </table:table-cell>
          <table:table-cell table:style-name="Table1.A1" table:number-columns-spanned="4" office:value-type="string">
            <text:p text:style-name="cmd_5f_code">INST:COUP:TRAC PARA</text:p>
            <text:p text:style-name="cmd_5f_code">VOLT 70.00</text:p>
            <text:p text:style-name="cmd_5f_code">MEAS?</text:p>
            <text:p text:style-name="cmd_5f_code_20_Start">70.00</text:p>
          </table:table-cell>
          <table:covered-table-cell/>
          <table:covered-table-cell/>
          <table:covered-table-cell/>
        </table:table-row>
        <table:table-row>
          <table:table-cell table:style-name="Table1.A1" office:value-type="string">
            <text:p text:style-name="P6">Errors</text:p>
          </table:table-cell>
          <table:table-cell table:style-name="Table1.A1" table:number-columns-spanned="4" office:value-type="string">
            <text:p text:style-name="P10">-200,"Execution error"</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P2">*SAV</text:p>
            <text:p text:style-name="P2">OUTPut:DPRog</text:p>
            <text:p text:style-name="P2">OUTPut:TRACk[:STATe]</text:p>
          </table:table-cell>
          <table:covered-table-cell/>
          <table:covered-table-cell/>
          <table:covered-table-cell/>
        </table:table-row>
      </table:table>
      <text:list xml:id="list120309238867306" text:continue-list="list120309081315295"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command defines a coupling between channels trigger systems. Use ALL parameter to couple or NONE to remove coupling.</text:p>
            <text:p text:style-name="P1"><text:soft-page-break/></text:p>
            <text:p text:style-name="P1">At *RST, trigger systems are uncoupl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4">Discrete</text:p>
          </table:table-cell>
          <table:table-cell table:style-name="Table2.A1" office:value-type="string">
            <text:p text:style-name="P4">NONE, ALL</text:p>
          </table:table-cell>
          <table:table-cell table:style-name="Table2.A1" office:value-type="string">
            <text:p text:style-name="P4">NONE</text:p>
          </table:table-cell>
        </table:table-row>
        <table:table-row>
          <table:table-cell table:style-name="Table2.A1" office:value-type="string">
            <text:p text:style-name="P7">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P6"><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5">*RST</text:p>
            <text:p text:style-name="P5">INSTrument:COUPle:TRACking</text:p>
          </table:table-cell>
          <table:covered-table-cell/>
          <table:covered-table-cell/>
          <table:covered-table-cell/>
        </table:table-row>
      </table:table>
      <text:list xml:id="list120309803812563"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4">Numeric</text:p>
          </table:table-cell>
          <table:table-cell table:style-name="Table71.A1" office:value-type="string">
            <text:p text:style-name="P4">1|2</text:p>
          </table:table-cell>
          <table:table-cell table:style-name="Table71.A1" office:value-type="string">
            <text:p text:style-name="P4">–</text:p>
          </table:table-cell>
        </table:table-row>
        <table:table-row>
          <table:table-cell table:style-name="Table71.A1" office:value-type="string">
            <text:p text:style-name="P7">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6"><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6">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6. INSTrument</dc:title>
    <meta:document-statistic meta:table-count="5" meta:image-count="0" meta:object-count="0" meta:page-count="3" meta:paragraph-count="144" meta:word-count="673" meta:character-count="5742" meta:non-whitespace-character-count="5222"/>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